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Bonus points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Homework7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formula="of:=7/10" office:value-type="float" office:value="0.7" calcext:value-type="float">
            <text:p>0.7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8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hn Paul</text:p>
          </table:table-cell>
          <table:table-cell office:value-type="string" calcext:value-type="string">
            <text:p>Gomez-Reed</text:p>
          </table:table-cell>
          <table:table-cell office:value-type="string" calcext:value-type="string">
            <text:p>jgomezre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jhouseho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/>
          <table:table-cell table:formula="of:=7/10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wilso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10" office:value-type="float" office:value="0.75" calcext:value-type="float">
            <text:p>0.75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1-22">00/00/0000</text:date>, <text:time style:data-style-name="N2" text:time-value="14:22:36.47546832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1-08T15:05:28</meta:creation-date>
    <dc:date>2019-01-22T15:32:18.879683500</dc:date>
    <meta:editing-duration>PT51M50S</meta:editing-duration>
    <meta:editing-cycles>10</meta:editing-cycles>
    <meta:document-statistic meta:table-count="1" meta:cell-count="101" meta:object-count="0"/>
  </office:meta>
</office:document-meta>
</file>